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margin-left="0.762cm" fo:margin-right="0cm" fo:text-indent="0.254cm" style:auto-text-indent="false"/>
      <style:text-properties fo:font-size="13pt" style:font-size-asian="13pt" style:font-size-complex="13pt"/>
    </style:style>
    <style:style style:name="P4" style:family="paragraph" style:parent-style-name="List_20_Paragraph">
      <style:text-properties fo:font-size="13pt" style:font-size-asian="13pt" style:font-size-complex="13pt"/>
    </style:style>
    <style:style style:name="P5" style:family="paragraph" style:parent-style-name="List_20_Paragraph">
      <style:paragraph-properties fo:margin-left="0cm" fo:margin-right="0cm" fo:text-indent="0cm" style:auto-text-indent="false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padding="0cm" fo:border-left="none" fo:border-right="none" fo:border-top="none" fo:border-bottom="0.51pt solid #595959"/>
    </style:style>
    <style:style style:name="P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language-asian="pl" style:country-asian="PL" text:display="none"/>
    </style:style>
    <style:style style:name="P11" style:family="paragraph" style:parent-style-name="Standard" style:list-style-name="L1">
      <style:text-properties fo:font-size="13pt" style:font-size-asian="13pt" style:font-size-complex="13pt"/>
    </style:style>
    <style:style style:name="P12" style:family="paragraph" style:parent-style-name="Standard" style:list-style-name="L3">
      <style:text-properties fo:font-size="13pt" style:font-size-asian="13pt" style:font-size-complex="13pt"/>
    </style:style>
    <style:style style:name="P13" style:family="paragraph" style:parent-style-name="Heading_20_1">
      <style:text-properties fo:font-size="20pt" style:font-size-asian="20pt" style:font-size-complex="20pt"/>
    </style:style>
    <style:style style:name="P14" style:family="paragraph" style:parent-style-name="Heading_20_2">
      <style:text-properties fo:font-size="16pt" style:font-size-asian="16pt" style:font-size-complex="16pt"/>
    </style:style>
    <style:style style:name="P15" style:family="paragraph" style:parent-style-name="Contents_20_Heading" style:master-page-name="Standard">
      <style:paragraph-properties style:page-number="auto"/>
      <style:text-properties fo:font-size="72pt" style:font-size-asian="72pt" style:font-size-complex="72pt"/>
    </style:style>
    <style:style style:name="P16" style:family="paragraph" style:parent-style-name="List_20_Paragraph">
      <style:text-properties style:font-name="Calibri1" fo:font-size="13pt" style:font-size-asian="13pt" style:font-size-complex="13pt"/>
    </style:style>
    <style:style style:name="P17" style:family="paragraph" style:parent-style-name="List_20_Paragraph" style:list-style-name="L2">
      <style:text-properties fo:font-size="13pt" style:font-size-asian="13pt" style:font-size-complex="13pt"/>
    </style:style>
    <style:style style:name="P18" style:family="paragraph" style:parent-style-name="List_20_Paragraph" style:list-style-name="L3">
      <style:text-properties fo:font-size="13pt" style:font-size-asian="13pt" style:font-size-complex="13pt"/>
    </style:style>
    <style:style style:name="T1" style:family="text">
      <style:text-properties style:language-asian="pl" style:country-asian="PL" text:display="non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04b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ython2Jav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Hubert Rędzia</text:p>
      <text:p text:style-name="P1">Grzegorz Puczkowski</text:p>
      <text:p text:style-name="Contents_20_Heading"><text:soft-page-break/></text:p>
      <text:p text:style-name="P8">Spis Treści</text:p>
      <text:table-of-content text:style-name="Sect1" text:protected="true" text:name="Spis treści1">
        <text:table-of-content-source text:outline-level="7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177_277451147" text:style-name="Internet_20_link" text:visited-style-name="Visited_20_Internet_20_Link">1Opis projektu<text:tab/>2</text:a></text:p>
          <text:p text:style-name="P9"><text:a xlink:type="simple" xlink:href="#__RefHeading__179_277451147" text:style-name="Internet_20_link" text:visited-style-name="Visited_20_Internet_20_Link">1.1Zakres <text:s/>i cel projektu<text:tab/>2</text:a></text:p>
          <text:p text:style-name="P7"><text:a xlink:type="simple" xlink:href="#__RefHeading__181_277451147" text:style-name="Internet_20_link" text:visited-style-name="Visited_20_Internet_20_Link">2Narzędzia<text:tab/>3</text:a></text:p>
          <text:p text:style-name="P9"><text:a xlink:type="simple" xlink:href="#__RefHeading__183_277451147" text:style-name="Internet_20_link" text:visited-style-name="Visited_20_Internet_20_Link">2.1YACC<text:tab/>3</text:a></text:p>
          <text:p text:style-name="P9"><text:a xlink:type="simple" xlink:href="#__RefHeading__185_277451147" text:style-name="Internet_20_link" text:visited-style-name="Visited_20_Internet_20_Link">2.2Java CC<text:tab/>3</text:a></text:p>
          <text:p text:style-name="P7"><text:a xlink:type="simple" xlink:href="#__RefHeading__189_277451147" text:style-name="Internet_20_link" text:visited-style-name="Visited_20_Internet_20_Link">3Wybrane narzędzie – ANTLR4<text:tab/>4</text:a></text:p>
          <text:p text:style-name="P7"><text:a xlink:type="simple" xlink:href="#__RefHeading__662_277451147" text:style-name="Internet_20_link" text:visited-style-name="Visited_20_Internet_20_Link">4 <text:s/>Mechanika tłumaczenia<text:tab/>5</text:a></text:p>
          <text:p text:style-name="P7"><text:a xlink:type="simple" xlink:href="#__RefHeading__664_277451147" text:style-name="Internet_20_link" text:visited-style-name="Visited_20_Internet_20_Link">5 Instrukcja instalacji<text:tab/>5</text:a></text:p>
        </text:index-body>
      </text:table-of-content>
      <text:p text:style-name="Standard"><text:a xlink:type="simple" xlink:href="#_Toc10729859" text:style-name="Internet_20_link" text:visited-style-name="Visited_20_Internet_20_Link"><text:span text:style-name="T1"/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303574204" text:style-name="Outline">
        <text:list-item>
          <text:h text:style-name="P13" text:outline-level="1"><text:bookmark-start text:name="_Toc10729859"/><text:bookmark-start text:name="__RefHeading__177_277451147"/>Opis projektu<text:bookmark-end text:name="_Toc10729859"/><text:bookmark-end text:name="__RefHeading__177_277451147"/></text:h>
        </text:list-item>
      </text:list>
      <text:p text:style-name="P3">Jak nazwa wskazuje projekt ma na celu translację wejściowego pliku tekstowego z kodem języka Python do pliku wyjściowego w języku Java. </text:p>
      <text:p text:style-name="P3">Sam projekt napisany jest w języku Java. Do stworzenia translatora skorzystaliśmy z narzędzia ANTLR4, które pomaga nam w wygenerowaniu Lexera oraz Parsera ze stworzonej wcześniej gramatyki języka Python. </text:p>
      <text:list xml:id="list181930115694355" text:continue-numbering="true" text:style-name="Outline">
        <text:list-item>
          <text:list>
            <text:list-item>
              <text:h text:style-name="P14" text:outline-level="2"><text:bookmark-start text:name="_Toc10729860"/><text:bookmark-start text:name="__RefHeading__179_277451147"/>Zakres <text:s/>i cel projektu<text:bookmark-end text:name="_Toc10729860"/><text:bookmark-end text:name="__RefHeading__179_277451147"/></text:h>
            </text:list-item>
          </text:list>
        </text:list-item>
      </text:list>
      <text:p text:style-name="P2"/>
      <text:list xml:id="list3286475783" text:style-name="L1">
        <text:list-item>
          <text:p text:style-name="P11">Stworzenie gramatyki języka Python, posiadającej zbiór symboli nieterminalych i terminalnych, reguły produkcji określających w jaki sposób program ma odczytywać plik wejściowy napisany w języku Python.</text:p>
        </text:list-item>
        <text:list-item>
          <text:p text:style-name="P11">Wygenerowanie za pomocą narzędzia ANTLR4 parsera <text:span text:style-name="T3">i lexera</text:span> dla języka</text:p>
        </text:list-item>
        <text:list-item>
          <text:p text:style-name="P11">Zbudowanie drzewa przejść, które reprezentuje jak nasza gramatyka odczytuje dane wejściowe – w tym przypadku skrypt napisany w języku Python.</text:p>
        </text:list-item>
        <text:list-item>
          <text:p text:style-name="P11">Translacja pliku wejściowego napisanego w języku Python, czyli określenie jak program ma się zachować podczas napotkania danej reguły w procesie przejścia drzewa parsowania</text:p>
        </text:list-item>
      </text:list>
      <text:list xml:id="list181930314537316" text:continue-list="list181930115694355" text:style-name="Outline">
        <text:list-item>
          <text:h text:style-name="P13" text:outline-level="1"><text:bookmark-start text:name="_Toc10729861"/><text:bookmark-start text:name="__RefHeading__181_277451147"/><text:soft-page-break/>Narzędzia<text:bookmark-end text:name="_Toc10729861"/> do generowania parserów<text:bookmark-end text:name="__RefHeading__181_277451147"/></text:h>
          <text:list>
            <text:list-item>
              <text:h text:style-name="Heading_20_2" text:outline-level="2"><text:bookmark-start text:name="_Toc10729862"/><text:bookmark-start text:name="__RefHeading__183_277451147"/>Y<text:bookmark-end text:name="_Toc10729862"/>ACC<text:bookmark-end text:name="__RefHeading__183_277451147"/></text:h>
            </text:list-item>
          </text:list>
        </text:list-item>
      </text:list>
      <text:p text:style-name="P16"/>
      <text:p text:style-name="P16">Program YACC jest generatorem analizatorów składniowych. Z zadanej specyfikacji program generuje kod źródłowy analizatora składniowego. Domyślnie tworzony jest kod źródłowy w języku C. Program został zaprojektowany w ten sposób, aby można go było wykorzystywać z generatorem analizatorów leksykalnych LEX. </text:p>
      <text:p text:style-name="P16">Program generuje analizator redukujący działający w oparciu o tablicę LALR. </text:p>
      <text:p text:style-name="P16">Nieterminal <text:s/>znajdujący się po lewej stronie pierwszej produkcji jest domyślnie wykorzystywany jako symbol startowy gramatyki. </text:p>
      <text:list xml:id="list181930531081684" text:continue-numbering="true" text:style-name="Outline">
        <text:list-item>
          <text:list>
            <text:list-item>
              <text:h text:style-name="Heading_20_2" text:outline-level="2"><text:bookmark text:name="_GoBack"/><text:bookmark-start text:name="_Toc10729863"/><text:bookmark-start text:name="__RefHeading__185_277451147"/>J<text:bookmark-end text:name="_Toc10729863"/>ava CC<text:bookmark-end text:name="__RefHeading__185_277451147"/></text:h>
            </text:list-item>
          </text:list>
        </text:list-item>
      </text:list>
      <text:p text:style-name="List_20_Paragraph"/>
      <text:p text:style-name="P4">JavaCC to generator parserów i analizatorów leksykalnych. Podobnie <text:s/>jak ANTLR Java CC ze stworzonej gramatyki generuje <text:s/>analizator leksykalny, który dzieli <text:s/>program <text:s/>na tokeny. Te oczywiście <text:s/>określają <text:s/>słowa <text:s/>kluczowe, znaki, literały etc. W drugim kroku generuje parser, który podczas <text:s/>analizy <text:s/>składniowej <text:s/>wyodrębnia <text:s/>znaczenie , zapewniając logiczną reprezentację programu. Narzędzie <text:s/>to generuje <text:s/>interfejs, który trzeba <text:s/>później zaimplementować .</text:p>
      <text:p text:style-name="P4">Zaletami <text:s/>JavyCC są :</text:p>
      <text:list xml:id="list3233593576" text:style-name="L2">
        <text:list-item>
          <text:p text:style-name="P17">JJDoc, które automatycznie <text:s/>generuje <text:s/>dokumentację w HTMLu dla stworzonej gramatyki</text:p>
        </text:list-item>
        <text:list-item>
          <text:p text:style-name="P17">JJTree, które automatycznie <text:s/>generuje <text:s/>strukturę o charakterze drzewa podczas parsowania programu. Dostarcza ono również framework opierający się na wzorcu projektowym 'Visitor', które pozwala przemieszczać się po drzewie.</text:p>
        </text:list-item>
        <text:list-item>
          <text:p text:style-name="P17">Dobre raportowanie <text:s/>błędów</text:p>
        </text:list-item>
        <text:list-item>
          <text:p text:style-name="P17">Generuje parsery 'top-down' co pozwala na użycie bardziej ogólnych gramatyk</text:p>
        </text:list-item>
      </text:list>
      <text:p text:style-name="P4"><text:soft-page-break/></text:p>
      <text:p text:style-name="List_20_Paragraph"><text:bookmark text:name="_Toc10729864"/></text:p>
      <text:list xml:id="list181931058842219" text:continue-list="list181930531081684" text:style-name="Outline">
        <text:list-item>
          <text:h text:style-name="P13" text:outline-level="1"><text:bookmark-start text:name="_Toc10729865"/><text:bookmark-start text:name="__RefHeading__189_277451147"/>Wybrane narzędzie – ANTLR4<text:bookmark-end text:name="_Toc10729865"/><text:bookmark-end text:name="__RefHeading__189_277451147"/></text:h>
        </text:list-item>
      </text:list>
      <text:p text:style-name="List_20_Paragraph"/>
      <text:p text:style-name="P4">Wybrane przez nas narzędzie <text:s/>to ANTLR4. Jest <text:s/>to potężny mechanizm, który z opisu <text:s/>języka formalnego, czyli gramatyki potrafi wygenerować parser <text:s/>dla <text:s/>tego języka. Parser ten automatycznie buduje <text:s/>drzewa <text:s/>przejść. ANTLR również <text:s/>automatycznie <text:s/>generuje <text:s/>„tree walkers”, które można użyć do odwiedzenia <text:s/>węzłów, co znacznie pomaga w napisaniu <text:s/>kolejnych funkcjonalności dla <text:s/>odpowiednich reguł.</text:p>
      <text:p text:style-name="P4"><text:bookmark text:name="tw-target-text"/>ANTLR używa technologii analizowania zwanej Adaptive LL (*) lub ALL (*) („all star”).Oznacza to, że wygenerowane parsery nie <text:s/>są analizowane statycznie, ale <text:s/>są generowane <text:s/>na bieżąco. <text:s/>Ponieważ parsery ALL (*) mają dostęp do rzeczywistych sekwencji wejściowych, zawsze mogą dowiedzieć się, jak rozpoznać sekwencje poprzez odpowiednie przeanalizowanie gramatyki.</text:p>
      <text:p text:style-name="P4"/>
      <text:p text:style-name="P4"><text:bookmark-start text:name="_Toc10729866"/>G<text:bookmark-end text:name="_Toc10729866"/>łównymi zaletami ANTLR <text:s/>są :</text:p>
      <text:list xml:id="list354662593" text:style-name="L3">
        <text:list-item>
          <text:p text:style-name="P18"><text:s/>Elastyczność <text:s/>- po zdefiniowaniu <text:s/>gramatyki ANTLR może <text:s/>zbudować kilka <text:s/>parserów w rożnych językach</text:p>
        </text:list-item>
        <text:list-item>
          <text:p text:style-name="P12">Logika przetwarzania <text:s/>jest zawarta w kodzie <text:s/>parsera, tzn że każda <text:s/>reguła <text:s/>produkcji gramatyki jest reprezentowana przez funkcję w kodzie <text:s/>parsera.</text:p>
        </text:list-item>
        <text:list-item>
          <text:p text:style-name="P18">Generuje parsery 'top-down' co pozwala na użycie bardziej ogólnych gramatyk</text:p>
        </text:list-item>
        <text:list-item>
          <text:p text:style-name="P12">GUI, dzięki <text:s/>któremu debuggowanie <text:s/>jest <text:s/>łatwe i zrozumiałe.</text:p>
        </text:list-item>
        <text:list-item>
          <text:p text:style-name="P12">Lexer, parser, drzewo przejść mogą być wygenerowane tylko z samej gramatyki </text:p>
        </text:list-item>
        <text:list-item>
          <text:p text:style-name="P12">ANTLR Mega Tutorial</text:p>
        </text:list-item>
      </text:list>
      <text:p text:style-name="P6"/>
      <text:p text:style-name="P6"/>
      <text:p text:style-name="P5"><text:soft-page-break/></text:p>
      <text:p text:style-name="P5"/>
      <text:p text:style-name="P5"/>
      <text:p text:style-name="P5"/>
      <text:list xml:id="list181929839167210" text:continue-list="list181931058842219" text:style-name="Outline">
        <text:list-item>
          <text:h text:style-name="P13" text:outline-level="1"><text:bookmark-start text:name="__RefHeading__662_277451147"/><text:s text:c="2"/>Mechanika tłumaczenia<text:bookmark-end text:name="__RefHeading__662_277451147"/></text:h>
        </text:list-item>
      </text:list>
      <text:p text:style-name="P4"/>
      <text:p text:style-name="P4">ANTLR z gramatyki generuje lexer, który bierze pojedyncze znaki i transformuje je w tokeny. Z kolei tokeny są atomami, które parser wykorzystuje do stworzenia logicznej struktury. ANTLR tworzy również klasę Listener, która nasłuchuje drzewo przejść. Na podstawie drzewa znana nam jest struktura pliku wejściowego w języku Python, co znacznie ułatwia implementację samego Listenera.</text:p>
      <text:p text:style-name="P4">W Listenerze zaimplementowaliśmy <text:s/>funkcjonalności dla wszystkich reguł, które występują w kolejności z drzewa. </text:p>
      <text:p text:style-name="P4">Na samym początku tworzymy plik wyjściowy. Nasłuchująca klasa wywołuje funkcję dla odpowiedniego wyrażenia . Funkcja ta tworzy w języku Java wyrażenie odpowiadające wyrażeniu w języku Python oraz kolejno konkatenuje je w całość. </text:p>
      <text:p text:style-name="P4">Dodatkowo przetłumaczony plik wyjściowy dekorowany jest w statyczną klasę z funkcją 'execute', ta z kolei wykonywana jest w głównej klasie 'Main'.</text:p>
      <text:p text:style-name="P6"/>
      <text:p text:style-name="P5"/>
      <text:p text:style-name="P5"/>
      <text:list xml:id="list181929758042012" text:continue-numbering="true" text:style-name="Outline">
        <text:list-item>
          <text:h text:style-name="P13" text:outline-level="1"><text:bookmark-start text:name="__RefHeading__664_277451147"/><text:s/>Instrukcja instalacji<text:bookmark-end text:name="__RefHeading__664_277451147"/></text:h>
        </text:list-item>
      </text:list>
      <text:p text:style-name="P2"/>
      <text:p text:style-name="Standard"><text:span text:style-name="T2"><text:tab/>Projekt znajduje się na git hubie pod linkiem : </text:span><text:a xlink:type="simple" xlink:href="https://github.com/grzepucz/Translator" text:style-name="Internet_20_link" text:visited-style-name="Visited_20_Internet_20_Link"><text:span text:style-name="T2">https://github.com/grzepucz/Translator</text:span></text:a></text:p>
      <text:p text:style-name="P2"><text:tab/>Aby go uruchomić trzeba pobrać repozytorium i z poziomu konsoli uruchomić komendą: <text:tab/>„mvn clean install” 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282cm" loext:contextual-spacing="false" fo:keep-together="always" fo:padding-left="0cm" fo:padding-right="0cm" fo:padding-top="0cm" fo:padding-bottom="0.035cm" fo:border-left="none" fo:border-right="none" fo:border-top="none" fo:border-bottom="0.51pt solid #595959" fo:keep-with-next="always"/>
      <style:text-properties fo:font-variant="small-caps" fo:color="#000000"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cm" loext:contextual-spacing="false" fo:keep-together="always" fo:keep-with-next="always"/>
      <style:text-properties fo:font-variant="small-caps" fo:color="#000000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color="#000000" style:font-name="Calibri Light" fo:font-family="'Calibri Light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18cm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1.27cm" fo:margin-right="1.27cm" fo:margin-top="0.282cm" fo:margin-bottom="0.282cm" loext:contextual-spacing="false" fo:text-indent="0cm" style:auto-text-indent="false"/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loext:graphic-properties draw:fill="solid" draw:fill-color="#f2f2f2" draw:opacity="100%"/>
      <style:paragraph-properties fo:margin-left="1.651cm" fo:margin-right="1.651cm" fo:margin-top="0.423cm" fo:margin-bottom="0.423cm" loext:contextual-spacing="false" fo:text-align="center" style:justify-single-word="false" fo:text-indent="0cm" style:auto-text-indent="false" fo:background-color="#f2f2f2" fo:padding-left="0cm" fo:padding-right="0cm" fo:padding-top="0.035cm" fo:padding-bottom="0.035cm" fo:border-left="none" fo:border-right="none" fo:border-top="3pt solid #f2f2f2" fo:border-bottom="3pt solid #f2f2f2"/>
      <style:text-properties fo:color="#000000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Nagłówek_20_2_20_Znak" style:display-name="Nagłówek 2 Znak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Calibri Light" fo:font-family="'Calibri Light'" style:font-family-generic="roman" style:font-pitch="variable" fo:font-weight="bold" style:font-weight-asian="bold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 Light" fo:font-family="'Calibri Light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323e4f" style:font-name="Calibri Light" fo:font-family="'Calibri Light'" style:font-family-generic="roman" style:font-pitch="variable"/>
    </style:style>
    <style:style style:name="Nagłówek_20_6_20_Znak" style:display-name="Nagłówek 6 Znak" style:family="text" style:parent-style-name="Default_20_Paragraph_20_Font">
      <style:text-properties fo:color="#323e4f" style:font-name="Calibri Light" fo:font-family="'Calibri Light'" style:font-family-generic="roman" style:font-pitch="variable" fo:font-style="italic" style:font-style-asian="italic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style-asian="italic" style:font-style-complex="italic"/>
    </style:style>
    <style:style style:name="Nagłówek_20_8_20_Znak" style:display-name="Nagłówek 8 Znak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size-asian="10pt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libri Light" fo:font-family="'Calibri Light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000000" style:font-name="Calibri Light" fo:font-family="'Calibri Light'" style:font-family-generic="roman" style:font-pitch="variable" fo:font-size="28pt" style:font-size-asian="28pt" style:font-size-complex="28pt"/>
    </style:style>
    <style:style style:name="Podtytuł_20_Znak" style:display-name="Podtytuł Znak" style:family="text" style:parent-style-name="Default_20_Paragraph_20_Font">
      <style:text-properties fo:color="#5a5a5a" fo:letter-spacing="0.018cm"/>
    </style:style>
    <style:style style:name="Strong_20_Emphasis" style:display-name="Strong Emphasis" style:family="text" style:parent-style-name="Default_20_Paragraph_20_Font">
      <style:text-properties fo:color="#000000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00000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normal" style:font-weight-asian="normal" style:font-weight-complex="normal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zia Hubert</meta:initial-creator>
    <meta:editing-cycles>5</meta:editing-cycles>
    <meta:creation-date>2019-06-06T14:11:00</meta:creation-date>
    <dc:date>2019-06-14T18:19:28.988112763</dc:date>
    <meta:editing-duration>PT4H56M43S</meta:editing-duration>
    <meta:generator>LibreOffice/6.0.6.2$Linux_X86_64 LibreOffice_project/00m0$Build-2</meta:generator>
    <meta:document-statistic meta:table-count="0" meta:image-count="0" meta:object-count="0" meta:page-count="5" meta:paragraph-count="51" meta:word-count="688" meta:character-count="5021" meta:non-whitespace-character-count="4330"/>
    <meta:user-defined meta:name="AppVersion">16.0000</meta:user-defined>
    <meta:user-defined meta:name="Company">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